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55fcbb" officeooo:paragraph-rsid="007476ea"/>
    </style:style>
    <style:style style:name="P2" style:family="paragraph" style:parent-style-name="Standard">
      <style:text-properties officeooo:rsid="0055fcbb" officeooo:paragraph-rsid="00d370c6"/>
    </style:style>
    <style:style style:name="P3" style:family="paragraph" style:parent-style-name="Standard">
      <style:text-properties officeooo:rsid="00583e9f" officeooo:paragraph-rsid="0094cfa7"/>
    </style:style>
    <style:style style:name="P4" style:family="paragraph" style:parent-style-name="Standard">
      <style:text-properties fo:font-weight="normal" officeooo:rsid="00360226" officeooo:paragraph-rsid="00f00b52" style:font-weight-asian="normal" style:font-weight-complex="normal"/>
    </style:style>
    <style:style style:name="T1" style:family="text">
      <style:text-properties officeooo:rsid="00583e9f"/>
    </style:style>
    <style:style style:name="T2" style:family="text">
      <style:text-properties officeooo:rsid="008108c4"/>
    </style:style>
    <style:style style:name="T3" style:family="text">
      <style:text-properties officeooo:rsid="00820c3d"/>
    </style:style>
    <style:style style:name="T4" style:family="text">
      <style:text-properties officeooo:rsid="0091d419"/>
    </style:style>
    <style:style style:name="T5" style:family="text">
      <style:text-properties officeooo:rsid="009b44ca"/>
    </style:style>
    <style:style style:name="T6" style:family="text">
      <style:text-properties officeooo:rsid="0016d9ff"/>
    </style:style>
    <style:style style:name="T7" style:family="text">
      <style:text-properties officeooo:rsid="00d6a2de"/>
    </style:style>
    <style:style style:name="T8" style:family="text">
      <style:text-properties officeooo:rsid="00ed250f"/>
    </style:style>
    <style:style style:name="T9" style:family="text">
      <style:text-properties officeooo:rsid="00382c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Hallo, m</text:span>ein Name ist Roger Waldvogel und ich habe ein soziales Netzwerk entwickelt welches sich <text:span text:style-name="T1">mit der Frage</text:span> beschäftigt, was können wir tun um unsere Welt zum <text:span text:style-name="T4">P</text:span>ositiven zu verändern. <text:span text:style-name="T6">Es geht mir unter anderem darum einen Ort im Netz zu schaffen wo nachhaltige Lösungen für aktuelle Probleme geteilt werden können. Um einige dieser Probleme anzugehen führt aus meiner Sicht kein Weg daran vorbei das wir beginnen Verantwortung für unser Handeln und Denken zu übernehmen. Den dies ist ein Schlüssel zu einer friedlicheren und gerechteren Welt, davon bin ich überzeugt. Zudem empfinde ich die damit verbundenen Veränderungen des eigenen Lebens als Bereicherung. Vieles das ich kennen lernte wie zum Beispiel Yoga oder Meditation verhalfen mir zu einem ganz neuen, positiven Lebensgefühl. Natürlich existieren unzählige weitere Methoden und Philosophien welche die persönliche Entwicklung unterstützen. Die zu einem achtsamen Umgang mit sich selber und der Umgebung führen. So schön diese Vielfalt auch ist, sie erschwert es einem manchmal das Passende zu finden. Und genau bei diesem Punkt soll Elyoos unterstützend wirken. Mit Hilfe der Empfehlungen von Leuten denen man vertraut, sollen die Informationen gefunden werden die wirklich weiterhelfen und nützlich sind. </text:span></text:p>
      <text:p text:style-name="P1"/>
      <text:p text:style-name="P3">Man könnte <text:span text:style-name="T2">nun argumentieren das </text:span>ein bestehendes Netzwerk wie Facebook oder Google+ <text:span text:style-name="T2">verwendet werden sollte</text:span>. Doch meiner Meinung <text:span text:style-name="T3">nach</text:span> sind diese Plattformen nur eingeschränkt geeignet für dieses Thema. Erstens gehen die relevanten Informationen <text:span text:style-name="T2">oft</text:span> in der Flut von <text:span text:style-name="T5">allgemeinen</text:span> Beiträgen unter. Zweitens sehe ich Werbung als äusserst <text:span text:style-name="T8">unpassend</text:span> auf einer solche<text:span text:style-name="T8">n</text:span> Plattform. <text:span text:style-name="T2">Es sollte nicht sein das Beiträge zu erst präsentiert werden nur weil jemand viel Geld in die Hand nahm. Aus diesem Grund wird Elyoos ausschliesslich über Spenden finanziert. Ein weiterer Punkt ist, das diese Netzwerke nicht alle Funktionen bieten die meiner Ansicht nach nötig wären. Mir ist bewusst das auch Elyoos noch nicht vollständig ist und es erst ein Anfang darstellt auf dem sich aufbauen lässt. Um die <text:s/>Weiterentwicklung des Projektes voranzutreiben benötige ich nun deine Hilfe. Zum einen freue ich mich auf Feedback und eine rege Nutzung von Elyoos. Zum Anderen muss die Finanzierung gesichert werden damit es weiter gehen kann. Deshalb bin ich dankbar für jede Spende welche dieses Projekt einen Schritt vorwärts bringt. </text:span></text:p>
      <text:p text:style-name="P3"/>
      <text:p text:style-name="P4">Ich bin der Überzeugung, dass die Zeit reif ist für ein soziales Netzwerk das einen echten Beitrag zur Verbesserung unserer Welt leistet. <text:span text:style-name="T9">Damit dies möglich wird Danke ich Dir vielmals für Deine Unterstütz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09:04:18.759000000</meta:creation-date>
    <meta:generator>LibreOffice/5.1.4.2$Windows_x86 LibreOffice_project/f99d75f39f1c57ebdd7ffc5f42867c12031db97a</meta:generator>
    <dc:date>2016-08-31T08:07:54.839000000</dc:date>
    <meta:editing-duration>P1DT17H50M5S</meta:editing-duration>
    <meta:editing-cycles>104</meta:editing-cycles>
    <meta:print-date>2016-08-30T08:41:50.671000000</meta:print-date>
    <meta:document-statistic meta:table-count="0" meta:image-count="0" meta:object-count="0" meta:page-count="1" meta:paragraph-count="3" meta:word-count="390" meta:character-count="2583" meta:non-whitespace-character-count="2193"/>
  </office:meta>
</office:document-meta>
</file>